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office:value-type="string" calcext:value-type="string">
            <text:p>DM unicast</text:p>
          </table:table-cell>
          <table:table-cell table:number-columns-repeated="4"/>
          <table:table-cell office:value-type="string" calcext:value-type="string">
            <text:p>B2B Unica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office:value-type="string" calcext:value-type="string">
            <text:p>Port 0/0/2</text:p>
          </table:table-cell>
          <table:table-cell table:number-columns-repeated="4"/>
          <table:table-cell office:value-type="string" calcext:value-type="string">
            <text:p>Port 0/4/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4/5</text:p>
          </table:table-cell>
          <table:table-cell table:number-columns-repeated="4"/>
          <table:table-cell office:value-type="string" calcext:value-type="string">
            <text:p>Port 0/0/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office:value-type="string" calcext:value-type="string">
            <text:p>Stream number 0</text:p>
          </table:table-cell>
          <table:table-cell table:number-columns-repeated="4"/>
          <table:table-cell office:value-type="string" calcext:value-type="string">
            <text:p>Stream number 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TxBpsL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TxBpsL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TxPp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TxBytes</text:p>
          </table:table-cell>
          <table:table-cell office:value-type="float" office:value="14199827730" calcext:value-type="float">
            <text:p>14199827730</text:p>
          </table:table-cell>
          <table:table-cell table:number-columns-repeated="4"/>
          <table:table-cell office:value-type="float" office:value="6248000" calcext:value-type="float">
            <text:p>624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office:value-type="float" office:value="129089343" calcext:value-type="float">
            <text:p>129089343</text:p>
          </table:table-cell>
          <table:table-cell table:number-columns-repeated="4"/>
          <table:table-cell office:value-type="float" office:value="56800" calcext:value-type="float">
            <text:p>56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RxBpsL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RxBpsL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RxPp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RxBytes</text:p>
          </table:table-cell>
          <table:table-cell office:value-type="float" office:value="14192339590" calcext:value-type="float">
            <text:p>14192339590</text:p>
          </table:table-cell>
          <table:table-cell table:number-columns-repeated="4"/>
          <table:table-cell office:value-type="float" office:value="6244480" calcext:value-type="float">
            <text:p>6244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office:value-type="float" office:value="129021269" calcext:value-type="float">
            <text:p>129021269</text:p>
          </table:table-cell>
          <table:table-cell table:number-columns-repeated="4"/>
          <table:table-cell office:value-type="float" office:value="56768" calcext:value-type="float">
            <text:p>56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2"/>
          <table:table-cell office:value-type="string" calcext:value-type="string">
            <text:p>Packet loss rate</text:p>
          </table:table-cell>
          <table:table-cell table:number-columns-repeated="3"/>
          <table:table-cell office:value-type="string" calcext:value-type="string">
            <text:p>Packet loss rat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 text:c="2"/>TxRxDiff</text:p>
          </table:table-cell>
          <table:table-cell table:style-name="ce1" office:value-type="float" office:value="68074" calcext:value-type="float">
            <text:p>68074</text:p>
          </table:table-cell>
          <table:table-cell table:style-name="ce1"/>
          <table:table-cell table:style-name="ce1" table:formula="of:=[.B23]/[.B14]" office:value-type="float" office:value="0.000527340200344811" calcext:value-type="float">
            <text:p>0,0005273402</text:p>
          </table:table-cell>
          <table:table-cell table:style-name="ce1" table:number-columns-repeated="2"/>
          <table:table-cell office:value-type="float" office:value="32" calcext:value-type="float">
            <text:p>32</text:p>
          </table:table-cell>
          <table:table-cell table:style-name="ce1" table:formula="of:=[.G23]/[.G14]" office:value-type="float" office:value="0.000563380281690141" calcext:value-type="float">
            <text:p>0,000563380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office:value-type="float" office:value="917" calcext:value-type="float">
            <text:p>917</text:p>
          </table:table-cell>
          <table:table-cell/>
          <table:table-cell table:formula="of:=[.B25]/[.B14]" office:value-type="float" office:value="0.00000710360730552328" calcext:value-type="float">
            <text:p>7,10360730552328E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office:value-type="float" office:value="9519" calcext:value-type="float">
            <text:p>9519</text:p>
          </table:table-cell>
          <table:table-cell table:number-columns-repeated="4"/>
          <table:table-cell office:value-type="float" office:value="10128" calcext:value-type="float">
            <text:p>10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10192" calcext:value-type="float">
            <text:p>10192</text:p>
          </table:table-cell>
          <table:table-cell table:number-columns-repeated="4"/>
          <table:table-cell office:value-type="float" office:value="10482" calcext:value-type="float">
            <text:p>104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44085" calcext:value-type="float">
            <text:p>44085</text:p>
          </table:table-cell>
          <table:table-cell table:number-columns-repeated="4"/>
          <table:table-cell office:value-type="float" office:value="23454" calcext:value-type="float">
            <text:p>23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34566" calcext:value-type="float">
            <text:p>34566</text:p>
          </table:table-cell>
          <table:table-cell table:number-columns-repeated="4"/>
          <table:table-cell office:value-type="float" office:value="13326" calcext:value-type="float">
            <text:p>13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34157" calcext:value-type="float">
            <text:p>34157</text:p>
          </table:table-cell>
          <table:table-cell table:number-columns-repeated="4"/>
          <table:table-cell office:value-type="float" office:value="13157" calcext:value-type="float">
            <text:p>13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34157" calcext:value-type="float">
            <text:p>34157</text:p>
          </table:table-cell>
          <table:table-cell table:number-columns-repeated="4"/>
          <table:table-cell office:value-type="float" office:value="13157" calcext:value-type="float">
            <text:p>13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.00.0000</text:date>, <text:time style:data-style-name="N2" text:time-value="18:32:22.5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4:15:12.096000000</meta:creation-date>
    <dc:date>2016-08-16T18:45:02.116000000</dc:date>
    <meta:editing-duration>PT23M21S</meta:editing-duration>
    <meta:editing-cycles>3</meta:editing-cycles>
    <meta:generator>LibreOffice/5.0.2.2$Windows_x86 LibreOffice_project/37b43f919e4de5eeaca9b9755ed688758a8251fe</meta:generator>
    <meta:document-statistic meta:table-count="1" meta:cell-count="128" meta:object-count="0"/>
  </office:meta>
</office:document-meta>
</file>